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3cm" svg:stroke-color="#000000" draw:marker-start-width="1.1cm" draw:marker-end-width="1.1cm" draw:fill-color="#ffffff" draw:textarea-horizontal-align="justify" draw:textarea-vertical-align="middle" draw:auto-grow-height="false" fo:min-height="0cm" fo:min-width="0cm" fo:padding-top="0.275cm" fo:padding-bottom="0.275cm" fo:padding-left="0.4cm" fo:padding-right="0.4cm"/>
    </style:style>
    <style:style style:name="gr2" style:family="graphic" style:parent-style-name="standard">
      <style:graphic-properties svg:stroke-width="0.3cm" svg:stroke-color="#000000" draw:marker-start-width="1.1cm" draw:marker-end-width="1.1cm" draw:fill-color="#000000" draw:textarea-horizontal-align="justify" draw:textarea-vertical-align="middle" draw:auto-grow-height="false" fo:min-height="0cm" fo:min-width="0cm" fo:padding-top="0.275cm" fo:padding-bottom="0.275cm" fo:padding-left="0.4cm" fo:padding-right="0.4cm"/>
    </style:style>
    <style:style style:name="gr3" style:family="graphic" style:parent-style-name="standard">
      <style:graphic-properties draw:stroke="solid" svg:stroke-width="0.3cm" svg:stroke-color="#000000" draw:marker-start-width="2cm" draw:marker-end-width="2cm" draw:fill-color="#ffffff" draw:textarea-horizontal-align="justify" draw:textarea-vertical-align="middle" draw:auto-grow-height="false" fo:min-height="0cm" fo:min-width="0cm" fo:padding-top="0.425cm" fo:padding-bottom="0.425cm" fo:padding-left="0.55cm" fo:padding-right="0.55cm" draw:shadow="hidden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svg:stroke-width="0.3cm" svg:stroke-color="#ff9966" draw:marker-start-width="1.1cm" draw:marker-end-width="1.1cm" draw:fill-color="#ffcc99" draw:textarea-horizontal-align="center" draw:textarea-vertical-align="middle" fo:padding-top="0.275cm" fo:padding-bottom="0.275cm" fo:padding-left="0.4cm" fo:padding-right="0.4cm"/>
    </style:style>
    <style:style style:name="gr8" style:family="graphic" style:parent-style-name="standard">
      <style:graphic-properties draw:stroke="none" draw:fill-color="#4c1900"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draw:stroke="none" draw:fill-color="#000000" draw:textarea-horizontal-align="justify" draw:textarea-vertical-align="middle" draw:auto-grow-height="false" fo:min-height="0cm" fo:min-width="0cm"/>
    </style:style>
    <style:style style:name="gr10" style:family="graphic" style:parent-style-name="objectwithoutfill">
      <style:graphic-properties svg:stroke-width="0.4cm" svg:stroke-color="#ff9966" draw:marker-start-width="1.4cm" draw:marker-end-width="1.4cm" draw:fill="none" draw:textarea-vertical-align="middle" fo:padding-top="0.325cm" fo:padding-bottom="0.325cm" fo:padding-left="0.45cm" fo:padding-right="0.45cm"/>
    </style:style>
    <style:style style:name="gr11" style:family="graphic" style:parent-style-name="standard">
      <style:graphic-properties draw:stroke="none" draw:fill-color="#ffffff" draw:textarea-horizontal-align="justify" draw:textarea-vertical-align="middle" draw:auto-grow-height="false" fo:min-height="0cm" fo:min-width="0cm"/>
    </style:style>
    <style:style style:name="gr12" style:family="graphic" style:parent-style-name="standard">
      <style:graphic-properties draw:stroke="none" draw:fill-color="#000000" draw:textarea-horizontal-align="justify" draw:textarea-vertical-align="middle" draw:auto-grow-height="false" fo:min-height="0cm" fo:min-width="0cm" draw:shadow="hidden"/>
    </style:style>
    <style:style style:name="gr13" style:family="graphic" style:parent-style-name="standard">
      <style:graphic-properties svg:stroke-width="0.3cm" svg:stroke-color="#000000" draw:marker-start-width="1.1cm" draw:marker-end-width="1.1cm" draw:fill-color="#ffffff" draw:textarea-vertical-align="middle" fo:padding-top="0.275cm" fo:padding-bottom="0.275cm" fo:padding-left="0.4cm" fo:padding-right="0.4cm"/>
    </style:style>
    <style:style style:name="gr14" style:family="graphic" style:parent-style-name="standard">
      <style:graphic-properties svg:stroke-width="0.3cm" svg:stroke-color="#000000" draw:marker-start-width="1.1cm" draw:marker-end-width="1.1cm" draw:fill-color="#ffff00" draw:textarea-horizontal-align="justify" draw:textarea-vertical-align="middle" draw:auto-grow-height="false" fo:min-height="0cm" fo:min-width="0cm" fo:padding-top="0.275cm" fo:padding-bottom="0.275cm" fo:padding-left="0.4cm" fo:padding-right="0.4cm" draw:shadow="hidden"/>
    </style:style>
    <style:style style:name="gr15" style:family="graphic" style:parent-style-name="standard">
      <style:graphic-properties draw:textarea-horizontal-align="justify" draw:textarea-vertical-align="middle" draw:auto-grow-height="false" fo:min-height="0cm" fo:min-width="0cm" draw:shadow="hidden"/>
    </style:style>
    <style:style style:name="gr16" style:family="graphic" style:parent-style-name="standard">
      <style:graphic-properties svg:stroke-width="0.7cm" svg:stroke-color="#000000" draw:marker-start-width="2.3cm" draw:marker-end-width="2.3cm" draw:fill="none" draw:fill-color="#ffffff" draw:textarea-horizontal-align="justify" draw:textarea-vertical-align="middle" draw:auto-grow-height="false" fo:min-height="0cm" fo:min-width="0cm" fo:padding-top="0.475cm" fo:padding-bottom="0.475cm" fo:padding-left="0.6cm" fo:padding-right="0.6cm"/>
    </style:style>
    <style:style style:name="gr17" style:family="graphic" style:parent-style-name="standard">
      <style:graphic-properties draw:stroke="none" draw:fill-color="#0066cc" draw:textarea-horizontal-align="justify" draw:textarea-vertical-align="middle" draw:auto-grow-height="false" fo:min-height="0cm" fo:min-width="0cm"/>
    </style:style>
    <style:style style:name="gr18" style:family="graphic" style:parent-style-name="standard">
      <style:graphic-properties draw:stroke="none" draw:fill-color="#0066cc" draw:opacity="50%" draw:textarea-horizontal-align="justify" draw:textarea-vertical-align="middle" draw:auto-grow-height="false" fo:min-height="0cm" fo:min-width="0cm" draw:shadow-opacity="50%"/>
    </style:style>
    <style:style style:name="gr19" style:family="graphic" style:parent-style-name="standard">
      <style:graphic-properties draw:stroke="none" draw:fill-color="#0066cc" draw:textarea-horizontal-align="justify" draw:textarea-vertical-align="middle" draw:auto-grow-height="false" fo:min-height="0cm" fo:min-width="0cm" draw:shadow="hidden"/>
    </style:style>
    <style:style style:name="gr20" style:family="graphic" style:parent-style-name="standard">
      <style:graphic-properties draw:stroke="none" draw:fill-color="#0066cc" draw:opacity="20%" draw:textarea-horizontal-align="justify" draw:textarea-vertical-align="middle" draw:auto-grow-height="false" fo:min-height="0cm" fo:min-width="0cm" draw:shadow-opacity="20%"/>
    </style:style>
    <style:style style:name="gr21" style:family="graphic" style:parent-style-name="standard">
      <style:graphic-properties draw:stroke="none" svg:stroke-color="#000000" draw:fill="none" draw:fill-color="#ffffff" fo:min-height="2.227cm"/>
    </style:style>
    <style:style style:name="gr22" style:family="graphic" style:parent-style-name="standard">
      <style:graphic-properties draw:stroke="none" draw:fill-color="#ffffff" draw:opacity="50%" draw:textarea-horizontal-align="justify" draw:textarea-vertical-align="middle" draw:auto-grow-height="false" fo:min-height="0cm" fo:min-width="0cm" draw:shadow-opacity="50%"/>
    </style:style>
    <style:style style:name="gr23" style:family="graphic" style:parent-style-name="standard">
      <style:graphic-properties draw:stroke="none" draw:fill-color="#000000" draw:opacity="50%" draw:textarea-horizontal-align="justify" draw:textarea-vertical-align="middle" draw:auto-grow-height="false" fo:min-height="0cm" fo:min-width="0cm" draw:shadow-opacity="50%"/>
    </style:style>
    <style:style style:name="gr24" style:family="graphic" style:parent-style-name="standard">
      <style:graphic-properties svg:stroke-width="0.3cm" svg:stroke-color="#000000" draw:marker-start-width="1.1cm" draw:marker-end-width="1.1cm" draw:fill-color="#ffffff" draw:textarea-horizontal-align="justify" draw:textarea-vertical-align="middle" draw:auto-grow-height="false" fo:min-height="0cm" fo:min-width="0cm" fo:padding-top="0.275cm" fo:padding-bottom="0.275cm" fo:padding-left="0.4cm" fo:padding-right="0.4cm" draw:shadow="hidden"/>
    </style:style>
    <style:style style:name="gr25" style:family="graphic" style:parent-style-name="standard">
      <style:graphic-properties svg:stroke-width="0.3cm" svg:stroke-color="#ffffff" draw:marker-start-width="1.1cm" draw:marker-end-width="1.1cm" svg:stroke-opacity="50%" draw:fill-color="#000000" draw:opacity="100%" draw:textarea-horizontal-align="justify" draw:textarea-vertical-align="middle" draw:auto-grow-height="false" fo:min-height="0cm" fo:min-width="0cm" fo:padding-top="0.275cm" fo:padding-bottom="0.275cm" fo:padding-left="0.4cm" fo:padding-right="0.4cm" draw:shadow="hidden" draw:shadow-opacity="100%"/>
    </style:style>
    <style:style style:name="gr26" style:family="graphic" style:parent-style-name="standard">
      <style:graphic-properties draw:stroke="none" draw:fill-color="#ffffff" draw:opacity="90%" draw:textarea-horizontal-align="justify" draw:textarea-vertical-align="middle" draw:auto-grow-height="false" fo:min-height="0cm" fo:min-width="0cm" draw:shadow-opacity="90%"/>
    </style:style>
    <style:style style:name="gr27" style:family="graphic" style:parent-style-name="standard">
      <style:graphic-properties draw:stroke="none" draw:fill-color="#808080" draw:textarea-horizontal-align="justify" draw:textarea-vertical-align="middle" draw:auto-grow-height="false" fo:min-height="0cm" fo:min-width="0cm" draw:shadow="hidden"/>
    </style:style>
    <style:style style:name="gr28" style:family="graphic" style:parent-style-name="standard">
      <style:graphic-properties svg:stroke-width="0.2cm" draw:marker-start-width="0.8cm" draw:marker-end-width="0.8cm" draw:fill-color="#ffffff" draw:textarea-horizontal-align="justify" draw:textarea-vertical-align="middle" draw:auto-grow-height="false" fo:min-height="0cm" fo:min-width="0cm" fo:padding-top="0.225cm" fo:padding-bottom="0.225cm" fo:padding-left="0.35cm" fo:padding-right="0.35cm"/>
    </style:style>
    <style:style style:name="gr29" style:family="graphic" style:parent-style-name="standard">
      <style:graphic-properties draw:fill-color="#666666" draw:textarea-horizontal-align="justify" draw:textarea-vertical-align="middle" draw:auto-grow-height="false" fo:min-height="0cm" fo:min-width="0cm"/>
    </style:style>
    <style:style style:name="gr30" style:family="graphic" style:parent-style-name="standard">
      <style:graphic-properties draw:stroke="none" draw:fill-color="#e6e6e6" draw:textarea-horizontal-align="justify" draw:textarea-vertical-align="middle" draw:auto-grow-height="false" fo:min-height="0cm" fo:min-width="0cm" draw:shadow="hidden"/>
    </style:style>
    <style:style style:name="P1" style:family="paragraph">
      <style:paragraph-properties fo:text-align="center"/>
    </style:style>
    <style:style style:name="P2" style:family="paragraph">
      <style:text-properties fo:color="#0047ff" fo:font-family="'Andale Mono'" style:font-pitch="variable" fo:font-size="28pt" style:font-size-asian="28pt" style:font-size-complex="28pt"/>
    </style:style>
    <style:style style:name="T1" style:family="text">
      <style:text-properties fo:color="#0047ff" fo:font-family="'Andale Mono'" style:font-pitch="variable"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1" draw:layer="layout" svg:width="5.23cm" svg:height="5.23cm" svg:x="2.385cm" svg:y="2.3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4.289cm" svg:height="4.726cm" svg:x="2.856cm" svg:y="7.3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629cm" svg:height="2.569cm" svg:x="2.775cm" svg:y="0.8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629cm" svg:height="2.569cm" svg:x="5.481cm" svg:y="0.8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2" draw:style-name="dp1" draw:master-page-name="標準">
        <draw:custom-shape draw:style-name="gr1" draw:text-style-name="P1" draw:layer="layout" svg:width="6.129cm" svg:height="6.395cm" svg:x="1.936cm" svg:y="1.1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4.113cm" svg:height="5.321cm" svg:x="2.944cm" svg:y="7.537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3" draw:style-name="dp1" draw:master-page-name="標準">
        <draw:custom-shape draw:style-name="gr1" draw:text-style-name="P1" draw:layer="layout" svg:width="5.23cm" svg:height="5.23cm" svg:x="2.385cm" svg:y="2.3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4.289cm" svg:height="4.726cm" svg:x="2.856cm" svg:y="7.3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968cm" svg:height="3.428cm" draw:transform="rotate (-0.251501945213522) translate (2.178cm 3.21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968cm" svg:height="3.428cm" draw:transform="rotate (-0.251501945213522) translate (6.714cm 3.212cm)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4" draw:style-name="dp1" draw:master-page-name="標準">
        <draw:custom-shape draw:style-name="gr2" draw:text-style-name="P1" draw:layer="layout" svg:width="4.289cm" svg:height="4.726cm" svg:x="2.856cm" svg:y="7.3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1" draw:layer="layout" svg:width="5.529cm" svg:height="6.664cm" svg:x="2.235cm" svg:y="1.054cm" svg:viewBox="0 0 5530 6665" svg:d="M5319 2809c136 332 211 700 211 1091s-75 759-211 1091c-137 333-337 630-585 878s-545 448-878 585c-332 136-700 211-1091 211s-759-75-1091-211c-333-137-630-337-878-585s-448-545-585-878c-136-332-211-700-211-1091s75-759 211-1091c108-262 255-502 433-714l263-2095 827 1323c316-122 663-188 1031-188 367 0 714 66 1030 187l826-1322 262 2092c180 212 327 454 436 717z">
          <text:p/>
        </draw:path>
      </draw:page>
      <draw:page draw:name="page5" draw:style-name="dp1" draw:master-page-name="標準">
        <draw:path draw:style-name="gr4" draw:text-style-name="P1" draw:layer="layout" svg:width="3.441cm" svg:height="4.556cm" svg:x="1.412cm" svg:y="1.563cm" svg:viewBox="0 0 3442 4557" svg:d="M1691 4406c-216 0-1650 438-1690-179s1213-4117 1790-4217 736 596 915 775 418 319 736 398c-557 1034-1535 3223-1751 3223z">
          <text:p/>
        </draw:path>
        <draw:path draw:style-name="gr4" draw:text-style-name="P1" draw:layer="layout" svg:width="3.441cm" svg:height="4.556cm" svg:x="5.152cm" svg:y="1.564cm" svg:viewBox="0 0 3442 4557" svg:d="M1751 4406c216 0 1650 438 1690-179s-1213-4117-1790-4217-736 596-915 775-418 319-736 398c557 1034 1535 3223 1751 3223z">
          <text:p/>
        </draw:path>
        <draw:custom-shape draw:style-name="gr5" draw:text-style-name="P1" draw:layer="layout" svg:width="7.221cm" svg:height="6.286cm" svg:x="1.39cm" svg:y="2.7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1.991cm" svg:height="1.274cm" svg:x="2.526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6" draw:text-style-name="P1" draw:layer="layout" svg:width="1.755cm" svg:height="4.48cm" svg:x="4.979cm" svg:y="4.555cm" svg:viewBox="0 0 1756 4481" svg:d="M890 0c-219 258-620 490-378 1492 189 779 1437 1571 1218 2228-119 572-1233 796-1730 756">
          <text:p/>
        </draw:path>
        <draw:custom-shape draw:style-name="gr5" draw:text-style-name="P1" draw:layer="layout" svg:width="1.353cm" svg:height="0.955cm" svg:x="4.317cm" svg:y="7.5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6" draw:text-style-name="P1" draw:layer="layout" svg:width="1.755cm" svg:height="4.48cm" svg:x="3.279cm" svg:y="4.556cm" svg:viewBox="0 0 1756 4481" svg:d="M866 0c219 258 620 490 378 1492-189 779-1437 1571-1218 2228 119 572 1233 796 1730 756">
          <text:p/>
        </draw:path>
        <draw:custom-shape draw:style-name="gr5" draw:text-style-name="P1" draw:layer="layout" svg:width="1.991cm" svg:height="1.274cm" svg:x="5.486cm" svg:y="5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6" draw:style-name="dp1" draw:master-page-name="標準">
        <draw:path draw:style-name="gr4" draw:text-style-name="P1" draw:layer="layout" svg:width="3.448cm" svg:height="4.729cm" svg:x="5.145cm" svg:y="1.603cm" svg:viewBox="0 0 3449 4730" svg:d="M1751 4406c216 0 1570 837 1690-179s-1213-4117-1790-4217-736 596-915 775-418 319-736 398c557 1034 1535 3223 1751 3223z">
          <text:p/>
        </draw:path>
        <draw:path draw:style-name="gr4" draw:text-style-name="P1" draw:layer="layout" svg:width="3.448cm" svg:height="4.729cm" svg:x="1.405cm" svg:y="1.603cm" svg:viewBox="0 0 3449 4730" svg:d="M1698 4406c-216 0-1570 837-1690-179s1213-4117 1790-4217 736 596 915 775 418 319 736 398c-557 1034-1535 3223-1751 3223z">
          <text:p/>
        </draw:path>
        <draw:custom-shape draw:style-name="gr5" draw:text-style-name="P1" draw:layer="layout" svg:width="7.221cm" svg:height="6.286cm" svg:x="1.39cm" svg:y="2.7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1.991cm" svg:height="1.274cm" svg:x="2.526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6" draw:text-style-name="P1" draw:layer="layout" svg:width="1.755cm" svg:height="4.48cm" svg:x="4.979cm" svg:y="4.555cm" svg:viewBox="0 0 1756 4481" svg:d="M890 0c-219 258-620 490-378 1492 189 779 1437 1571 1218 2228-119 572-1233 796-1730 756">
          <text:p/>
        </draw:path>
        <draw:custom-shape draw:style-name="gr5" draw:text-style-name="P1" draw:layer="layout" svg:width="1.353cm" svg:height="0.955cm" svg:x="4.317cm" svg:y="7.5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6" draw:text-style-name="P1" draw:layer="layout" svg:width="1.755cm" svg:height="4.48cm" svg:x="3.279cm" svg:y="4.556cm" svg:viewBox="0 0 1756 4481" svg:d="M866 0c219 258 620 490 378 1492-189 779-1437 1571-1218 2228 119 572 1233 796 1730 756">
          <text:p/>
        </draw:path>
        <draw:custom-shape draw:style-name="gr5" draw:text-style-name="P1" draw:layer="layout" svg:width="1.991cm" svg:height="1.274cm" svg:x="5.486cm" svg:y="5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7" draw:style-name="dp1" draw:master-page-name="標準">
        <draw:path draw:style-name="gr4" draw:text-style-name="P1" draw:layer="layout" svg:width="3.448cm" svg:height="4.729cm" svg:x="5.145cm" svg:y="1.603cm" svg:viewBox="0 0 3449 4730" svg:d="M1751 4406c216 0 1570 837 1690-179s-1213-4117-1790-4217-736 596-915 775-418 319-736 398c557 1034 1535 3223 1751 3223z">
          <text:p/>
        </draw:path>
        <draw:path draw:style-name="gr4" draw:text-style-name="P1" draw:layer="layout" svg:width="3.448cm" svg:height="4.729cm" svg:x="1.405cm" svg:y="1.603cm" svg:viewBox="0 0 3449 4730" svg:d="M1698 4406c-216 0-1570 837-1690-179s1213-4117 1790-4217 736 596 915 775 418 319 736 398c-557 1034-1535 3223-1751 3223z">
          <text:p/>
        </draw:path>
        <draw:custom-shape draw:style-name="gr5" draw:text-style-name="P1" draw:layer="layout" svg:width="7.221cm" svg:height="6.286cm" svg:x="1.39cm" svg:y="2.7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1.991cm" svg:height="2.128cm" svg:x="2.526cm" svg:y="4.7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6" draw:text-style-name="P1" draw:layer="layout" svg:width="1.755cm" svg:height="4.48cm" svg:x="4.979cm" svg:y="4.555cm" svg:viewBox="0 0 1756 4481" svg:d="M890 0c-219 258-620 490-378 1492 189 779 1437 1571 1218 2228-119 572-1233 796-1730 756">
          <text:p/>
        </draw:path>
        <draw:custom-shape draw:style-name="gr5" draw:text-style-name="P1" draw:layer="layout" svg:width="1.353cm" svg:height="0.955cm" svg:x="4.317cm" svg:y="7.5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6" draw:text-style-name="P1" draw:layer="layout" svg:width="1.755cm" svg:height="4.48cm" svg:x="3.279cm" svg:y="4.556cm" svg:viewBox="0 0 1756 4481" svg:d="M866 0c219 258 620 490 378 1492-189 779-1437 1571-1218 2228 119 572 1233 796 1730 756">
          <text:p/>
        </draw:path>
        <draw:custom-shape draw:style-name="gr5" draw:text-style-name="P1" draw:layer="layout" svg:width="1.991cm" svg:height="2.108cm" svg:x="5.486cm" svg:y="4.7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8" draw:style-name="dp1" draw:master-page-name="標準">
        <draw:path draw:style-name="gr7" draw:text-style-name="P1" draw:layer="layout" svg:width="7.22cm" svg:height="7.446cm" svg:x="1.389cm" svg:y="1.603cm" svg:viewBox="0 0 7221 7447" svg:d="M4492 785c179-179 338-875 915-775 530 92 1699 2718 1792 3931 15 119 22 240 22 363 0 1782-1564 3143-3611 3143s-3610-1361-3610-3143c0-123 7-245 23-363 93-1214 1261-3839 1791-3931 577-100 736 596 915 775 167 167 409 375 881 376s715-209 882-376z">
          <text:p/>
        </draw:path>
        <draw:custom-shape draw:style-name="gr8" draw:text-style-name="P1" draw:layer="layout" svg:width="1.353cm" svg:height="0.955cm" svg:x="4.317cm" svg:y="7.5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1.991cm" svg:height="2.128cm" svg:x="2.346cm" svg:y="4.7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1.991cm" svg:height="2.108cm" svg:x="5.686cm" svg:y="4.7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0" draw:text-style-name="P1" draw:layer="layout" svg:width="1.755cm" svg:height="4.48cm" svg:x="3.279cm" svg:y="4.556cm" svg:viewBox="0 0 1756 4481" svg:d="M866 0c219 258 620 490 378 1492-189 779-1437 1571-1218 2228 119 572 1233 796 1730 756">
          <text:p/>
        </draw:path>
        <draw:path draw:style-name="gr10" draw:text-style-name="P1" draw:layer="layout" svg:width="1.755cm" svg:height="4.48cm" svg:x="4.979cm" svg:y="4.555cm" svg:viewBox="0 0 1756 4481" svg:d="M890 0c-219 258-620 490-378 1492 189 779 1437 1571 1218 2228-119 572-1233 796-1730 756">
          <text:p/>
        </draw:path>
      </draw:page>
      <draw:page draw:name="page9" draw:style-name="dp1" draw:master-page-name="標準">
        <draw:g>
          <draw:path draw:style-name="gr7" draw:text-style-name="P1" draw:layer="layout" svg:width="7.22cm" svg:height="7.446cm" svg:x="1.389cm" svg:y="1.603cm" svg:viewBox="0 0 7221 7447" svg:d="M4492 785c179-179 338-875 915-775 530 92 1699 2718 1792 3931 15 119 22 240 22 363 0 1782-1564 3143-3611 3143s-3610-1361-3610-3143c0-123 7-245 23-363 93-1214 1261-3839 1791-3931 577-100 736 596 915 775 167 167 409 375 881 376s715-209 882-376z">
            <text:p/>
          </draw:path>
          <draw:custom-shape draw:style-name="gr11" draw:text-style-name="P1" draw:layer="layout" svg:width="1.991cm" svg:height="1.65cm" svg:x="2.426cm" svg:y="4.87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1.353cm" svg:height="0.955cm" svg:x="4.317cm" svg:y="7.5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10" draw:text-style-name="P1" draw:layer="layout" svg:width="1.755cm" svg:height="4.48cm" svg:x="3.279cm" svg:y="4.556cm" svg:viewBox="0 0 1756 4481" svg:d="M866 0c219 258 620 490 378 1492-189 779-1437 1571-1218 2228 119 572 1233 796 1730 756">
            <text:p/>
          </draw:path>
          <draw:path draw:style-name="gr12" draw:text-style-name="P1" draw:layer="layout" svg:width="1.748cm" svg:height="1.649cm" svg:x="2.567cm" svg:y="4.874cm" svg:viewBox="0 0 1749 1650" svg:d="M1749 794c0 189-31 365-86 521-178 205-470 335-810 335-299 0-560-100-740-264-72-172-113-374-113-592 0-179 27-346 77-495 180-184 457-299 776-299 361 0 667 146 842 374 35 129 54 271 54 420z">
            <text:p/>
          </draw:path>
          <draw:custom-shape draw:style-name="gr11" draw:text-style-name="P1" draw:layer="layout" svg:width="1.991cm" svg:height="1.65cm" svg:x="5.626cm" svg:y="4.87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12" draw:text-style-name="P1" draw:layer="layout" svg:width="1.748cm" svg:height="1.649cm" svg:x="5.767cm" svg:y="4.874cm" svg:viewBox="0 0 1749 1650" svg:d="M1749 794c0 189-31 365-86 521-178 205-470 335-810 335-299 0-560-100-740-264-72-172-113-374-113-592 0-179 27-346 77-495 180-184 457-299 776-299 361 0 667 146 842 374 35 129 54 271 54 420z">
            <text:p/>
          </draw:path>
          <draw:path draw:style-name="gr10" draw:text-style-name="P1" draw:layer="layout" svg:width="1.755cm" svg:height="4.48cm" svg:x="4.979cm" svg:y="4.555cm" svg:viewBox="0 0 1756 4481" svg:d="M890 0c-219 258-620 490-378 1492 189 779 1437 1571 1218 2228-119 572-1233 796-1730 756">
            <text:p/>
          </draw:path>
        </draw:g>
      </draw:page>
      <draw:page draw:name="page10" draw:style-name="dp1" draw:master-page-name="標準">
        <draw:g>
          <draw:rect draw:style-name="gr13" draw:text-style-name="P1" draw:layer="layout" svg:width="9.528cm" svg:height="6.385cm" svg:x="0.236cm" svg:y="1.808cm">
            <text:p/>
          </draw:rect>
          <draw:custom-shape draw:style-name="gr1" draw:text-style-name="P1" draw:layer="layout" svg:width="9.488cm" svg:height="3.462cm" svg:x="0.256cm" svg:y="1.807cm">
            <text:p/>
            <draw:enhanced-geometry svg:viewBox="0 0 21600 21600" draw:glue-points="?f6 10800 10800 21600 ?f5 10800 10800 0" draw:text-areas="?f3 ?f3 ?f4 ?f4" draw:type="trapezoid" draw:modifiers="8467.91021182422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" draw:text-style-name="P1" draw:layer="layout" svg:width="9.488cm" svg:height="3.462cm" svg:x="0.257cm" svg:y="1.807cm">
            <text:p/>
            <draw:enhanced-geometry svg:viewBox="0 0 21600 21600" draw:glue-points="?f6 10800 10800 21600 ?f5 10800 10800 0" draw:text-areas="?f3 ?f3 ?f4 ?f4" draw:type="trapezoid" draw:modifiers="8467.91021182422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" draw:text-style-name="P1" draw:layer="layout" svg:width="9.489cm" svg:height="2.925cm" draw:transform="rotate (3.1415926535892) translate (9.727cm 8.194cm)">
            <text:p/>
            <draw:enhanced-geometry svg:viewBox="0 0 21600 21600" draw:mirror-horizontal="true" draw:glue-points="?f6 10800 10800 21600 ?f5 10800 10800 0" draw:text-areas="?f3 ?f3 ?f4 ?f4" draw:type="trapezoid" draw:modifiers="8467.91021182422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</draw:page>
      <draw:page draw:name="page11" draw:style-name="dp1" draw:master-page-name="標準">
        <draw:polygon draw:style-name="gr14" draw:text-style-name="P1" draw:layer="layout" svg:width="8.929cm" svg:height="7.3cm" svg:x="0.536cm" svg:y="1.548cm" svg:viewBox="0 0 8930 7301" draw:points="2128,3043 3283,0 4439,3043 4489,3043 5644,0 6800,3043 6841,3043 7885,0 8930,3044 8921,3044 8152,7301 777,7301 8,3044 0,3044 1044,0 2089,3043">
          <text:p/>
        </draw:polygon>
      </draw:page>
      <draw:page draw:name="page12" draw:style-name="dp1" draw:master-page-name="標準">
        <draw:path draw:style-name="gr15" draw:text-style-name="P1" draw:layer="layout" svg:width="8.929cm" svg:height="7.3cm" svg:x="0.536cm" svg:y="1.549cm" svg:viewBox="0 0 8930 7301" svg:d="M6810 3805l-677 2229h1354zM4465 6556l677-2973h-1354zM2110 3804l-677 2229h1354zM2128 3043l1155-3043 1156 3043h50l1155-3043 1156 3043h41l1044-3043 1045 3044h-9l-769 4257h-7375l-769-4257h-8l1044-3044 1045 3043z">
          <text:p/>
        </draw:path>
      </draw:page>
      <draw:page draw:name="page13" draw:style-name="dp1" draw:master-page-name="標準">
        <draw:g>
          <draw:rect draw:style-name="gr13" draw:text-style-name="P1" draw:layer="layout" svg:width="0.517cm" svg:height="2.378cm" svg:x="3.168cm" svg:y="4.443cm">
            <text:p/>
          </draw:rect>
          <draw:rect draw:style-name="gr13" draw:text-style-name="P1" draw:layer="layout" svg:width="0.517cm" svg:height="2.378cm" svg:x="6.269cm" svg:y="4.443cm">
            <text:p/>
          </draw:rect>
          <draw:rect draw:style-name="gr13" draw:text-style-name="P1" draw:layer="layout" svg:width="0.656cm" svg:height="2.526cm" svg:x="2.528cm" svg:y="6.403cm">
            <text:p/>
          </draw:rect>
          <draw:rect draw:style-name="gr13" draw:text-style-name="P1" draw:layer="layout" svg:width="0.656cm" svg:height="2.526cm" svg:x="6.805cm" svg:y="6.403cm">
            <text:p/>
          </draw:rect>
          <draw:custom-shape draw:style-name="gr1" draw:text-style-name="P1" draw:layer="layout" svg:width="4.961cm" svg:height="1.976cm" draw:transform="rotate (3.1415926535892) translate (7.481cm 6.403cm)">
            <text:p/>
            <draw:enhanced-geometry svg:viewBox="0 0 21600 21600" draw:glue-points="?f6 10800 10800 21600 ?f5 10800 10800 0" draw:text-areas="?f3 ?f3 ?f4 ?f4" draw:type="trapezoid" draw:modifiers="2855.62273276904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rect draw:style-name="gr13" draw:text-style-name="P1" draw:layer="layout" svg:width="3.66cm" svg:height="3.362cm" svg:x="3.165cm" svg:y="1.072cm">
            <text:p/>
          </draw:rect>
        </draw:g>
      </draw:page>
      <draw:page draw:name="page14" draw:style-name="dp1" draw:master-page-name="標準">
        <draw:g>
          <draw:rect draw:style-name="gr13" draw:text-style-name="P1" draw:layer="layout" svg:width="0.517cm" svg:height="2.378cm" svg:x="3.168cm" svg:y="4.443cm">
            <text:p/>
          </draw:rect>
          <draw:rect draw:style-name="gr13" draw:text-style-name="P1" draw:layer="layout" svg:width="0.517cm" svg:height="2.378cm" svg:x="6.269cm" svg:y="4.443cm">
            <text:p/>
          </draw:rect>
          <draw:rect draw:style-name="gr13" draw:text-style-name="P1" draw:layer="layout" svg:width="0.656cm" svg:height="2.526cm" svg:x="2.528cm" svg:y="6.403cm">
            <text:p/>
          </draw:rect>
          <draw:rect draw:style-name="gr13" draw:text-style-name="P1" draw:layer="layout" svg:width="0.656cm" svg:height="2.526cm" svg:x="6.805cm" svg:y="6.403cm">
            <text:p/>
          </draw:rect>
          <draw:custom-shape draw:style-name="gr1" draw:text-style-name="P1" draw:layer="layout" svg:width="4.961cm" svg:height="1.976cm" draw:transform="rotate (3.1415926535892) translate (7.481cm 6.403cm)">
            <text:p/>
            <draw:enhanced-geometry svg:viewBox="0 0 21600 21600" draw:glue-points="?f6 10800 10800 21600 ?f5 10800 10800 0" draw:text-areas="?f3 ?f3 ?f4 ?f4" draw:type="trapezoid" draw:modifiers="2855.62273276904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rect draw:style-name="gr13" draw:text-style-name="P1" draw:layer="layout" svg:width="3.66cm" svg:height="3.362cm" svg:x="3.165cm" svg:y="1.072cm">
            <text:p/>
          </draw:rect>
        </draw:g>
        <draw:g>
          <draw:custom-shape draw:style-name="gr1" draw:text-style-name="P1" draw:layer="layout" svg:width="3.359cm" svg:height="5.974cm" draw:transform="rotate (-0.785398163398487) translate (6.568cm 0.797cm)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3.33cm" svg:height="2.558cm" draw:transform="skewX (-0.00034906585039893) rotate (2.3561944901919) translate (2.917cm 9.217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9" draw:text-style-name="P1" draw:layer="layout" svg:width="1.261cm" svg:height="1.134cm" draw:transform="skewX (0.000872664625996976) rotate (2.3561944901919) translate (2.181cm 8.481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</draw:page>
      <draw:page draw:name="page15" draw:style-name="dp1" draw:master-page-name="標準">
        <draw:custom-shape draw:style-name="gr16" draw:text-style-name="P1" draw:layer="layout" svg:width="6cm" svg:height="6cm" svg:x="2cm" svg:y="2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2.546cm" svg:height="1.95cm" svg:x="3.727cm" svg:y="1.1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2cm" svg:height="2cm" svg:x="4cm" svg:y="7.1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16" draw:style-name="dp1" draw:master-page-name="標準">
        <draw:custom-shape draw:style-name="gr17" draw:text-style-name="P1" draw:layer="layout" svg:width="8.741cm" svg:height="9.195cm" svg:x="0.63cm" svg:y="0.403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1" draw:text-style-name="P1" draw:layer="layout" svg:width="2.842cm" svg:height="0.772cm" draw:transform="rotate (0.943524993627956) translate (2.612cm 4.204cm)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.842cm" svg:height="0.772cm" draw:transform="rotate (0.943524993627956) translate (5.064cm 7.655cm)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4.743cm" svg:height="1.143cm" draw:transform="rotate (0.943524993627956) translate (2.908cm 4.455cm)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4.4cm" svg:height="1.094cm" draw:transform="rotate (0.943524993627956) translate (4.812cm 8.651cm)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3.655cm" svg:height="0.772cm" svg:x="3.179cm" svg:y="4.614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3.655cm" svg:height="0.503cm" svg:x="3.179cm" svg:y="5.01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cm" svg:height="2cm" svg:x="1.5cm" svg:y="4cm">
          <text:p/>
          <draw:enhanced-geometry svg:viewBox="0 0 21600 21600" draw:glue-points="10800 0 3163 3163 0 10800 3163 18437 10800 21600 18437 18437 21600 10800 18437 3163" draw:text-areas="3163 3163 18437 18437" draw:type="ring" draw:modifiers="5209.327115256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1" draw:text-style-name="P1" draw:layer="layout" svg:width="2cm" svg:height="2cm" svg:x="6.5cm" svg:y="4cm">
          <text:p/>
          <draw:enhanced-geometry svg:viewBox="0 0 21600 21600" draw:glue-points="10800 0 3163 3163 0 10800 3163 18437 10800 21600 18437 18437 21600 10800 18437 3163" draw:text-areas="3163 3163 18437 18437" draw:type="ring" draw:modifiers="5209.327115256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1" draw:text-style-name="P1" draw:layer="layout" svg:width="2cm" svg:height="2cm" svg:x="4cm" svg:y="7.42cm">
          <text:p/>
          <draw:enhanced-geometry svg:viewBox="0 0 21600 21600" draw:glue-points="10800 0 3163 3163 0 10800 3163 18437 10800 21600 18437 18437 21600 10800 18437 3163" draw:text-areas="3163 3163 18437 18437" draw:type="ring" draw:modifiers="5209.327115256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1" draw:text-style-name="P1" draw:layer="layout" svg:width="2cm" svg:height="2cm" svg:x="4cm" svg:y="0.613cm">
          <text:p/>
          <draw:enhanced-geometry svg:viewBox="0 0 21600 21600" draw:glue-points="10800 0 3163 3163 0 10800 3163 18437 10800 21600 18437 18437 21600 10800 18437 3163" draw:text-areas="3163 3163 18437 18437" draw:type="ring" draw:modifiers="5209.327115256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</draw:page>
      <draw:page draw:name="page17" draw:style-name="dp1" draw:master-page-name="標準">
        <draw:custom-shape draw:style-name="gr17" draw:text-style-name="P1" draw:layer="layout" svg:width="9.718cm" svg:height="8.339cm" draw:transform="rotate (1.5707963267946) translate (0.831cm 9.859cm)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1" draw:text-style-name="P1" draw:layer="layout" svg:width="2.842cm" svg:height="0.772cm" draw:transform="rotate (0.943524993627956) translate (2.612cm 4.204cm)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.842cm" svg:height="0.772cm" draw:transform="rotate (0.943524993627956) translate (5.064cm 7.655cm)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4.743cm" svg:height="1.143cm" draw:transform="rotate (0.943524993627956) translate (2.908cm 4.455cm)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4.4cm" svg:height="1.094cm" draw:transform="rotate (0.943524993627956) translate (4.812cm 8.651cm)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3.655cm" svg:height="0.772cm" svg:x="3.179cm" svg:y="4.614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3.655cm" svg:height="0.503cm" svg:x="3.179cm" svg:y="5.01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cm" svg:height="2cm" svg:x="1.5cm" svg:y="4cm">
          <text:p/>
          <draw:enhanced-geometry svg:viewBox="0 0 21600 21600" draw:glue-points="10800 0 3163 3163 0 10800 3163 18437 10800 21600 18437 18437 21600 10800 18437 3163" draw:text-areas="3163 3163 18437 18437" draw:type="ring" draw:modifiers="5209.327115256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1" draw:text-style-name="P1" draw:layer="layout" svg:width="2cm" svg:height="2cm" svg:x="6.5cm" svg:y="4cm">
          <text:p/>
          <draw:enhanced-geometry svg:viewBox="0 0 21600 21600" draw:glue-points="10800 0 3163 3163 0 10800 3163 18437 10800 21600 18437 18437 21600 10800 18437 3163" draw:text-areas="3163 3163 18437 18437" draw:type="ring" draw:modifiers="5209.327115256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1" draw:text-style-name="P1" draw:layer="layout" svg:width="2cm" svg:height="2cm" svg:x="4cm" svg:y="7.42cm">
          <text:p/>
          <draw:enhanced-geometry svg:viewBox="0 0 21600 21600" draw:glue-points="10800 0 3163 3163 0 10800 3163 18437 10800 21600 18437 18437 21600 10800 18437 3163" draw:text-areas="3163 3163 18437 18437" draw:type="ring" draw:modifiers="5209.327115256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1" draw:text-style-name="P1" draw:layer="layout" svg:width="2cm" svg:height="2cm" svg:x="4cm" svg:y="0.613cm">
          <text:p/>
          <draw:enhanced-geometry svg:viewBox="0 0 21600 21600" draw:glue-points="10800 0 3163 3163 0 10800 3163 18437 10800 21600 18437 18437 21600 10800 18437 3163" draw:text-areas="3163 3163 18437 18437" draw:type="ring" draw:modifiers="5209.327115256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</draw:page>
      <draw:page draw:name="page18" draw:style-name="dp1" draw:master-page-name="標準">
        <draw:path draw:style-name="gr19" draw:text-style-name="P1" draw:layer="layout" svg:width="9.549cm" svg:height="9.718cm" svg:x="0.225cm" svg:y="0.14cm" svg:viewBox="0 0 9550 9719" svg:d="M605 7290c-807-1405-807-3455 0-4860 802-1395 2562-2430 4170-2430 1609 0 3366 1030 4170 2430 805 1400 808 3455 0 4860-801 1395-2561 2429-4170 2429-1608 0-3368-1034-4170-2429z">
          <text:p/>
        </draw:path>
        <draw:custom-shape draw:style-name="gr11" draw:text-style-name="P1" draw:layer="layout" svg:width="2.842cm" svg:height="0.772cm" draw:transform="rotate (0.943524993627956) translate (2.612cm 4.204cm)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.842cm" svg:height="0.772cm" draw:transform="rotate (0.943524993627956) translate (5.064cm 7.655cm)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4.743cm" svg:height="1.143cm" draw:transform="rotate (0.943524993627956) translate (2.908cm 4.455cm)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4.4cm" svg:height="1.094cm" draw:transform="rotate (0.943524993627956) translate (4.812cm 8.651cm)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3.655cm" svg:height="0.772cm" svg:x="3.179cm" svg:y="4.614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3.655cm" svg:height="0.503cm" svg:x="3.179cm" svg:y="5.01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cm" svg:height="2cm" svg:x="1.5cm" svg:y="4cm">
          <text:p/>
          <draw:enhanced-geometry svg:viewBox="0 0 21600 21600" draw:glue-points="10800 0 3163 3163 0 10800 3163 18437 10800 21600 18437 18437 21600 10800 18437 3163" draw:text-areas="3163 3163 18437 18437" draw:type="ring" draw:modifiers="5209.327115256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1" draw:text-style-name="P1" draw:layer="layout" svg:width="2cm" svg:height="2cm" svg:x="6.5cm" svg:y="4cm">
          <text:p/>
          <draw:enhanced-geometry svg:viewBox="0 0 21600 21600" draw:glue-points="10800 0 3163 3163 0 10800 3163 18437 10800 21600 18437 18437 21600 10800 18437 3163" draw:text-areas="3163 3163 18437 18437" draw:type="ring" draw:modifiers="5209.327115256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1" draw:text-style-name="P1" draw:layer="layout" svg:width="2cm" svg:height="2cm" svg:x="4cm" svg:y="7.42cm">
          <text:p/>
          <draw:enhanced-geometry svg:viewBox="0 0 21600 21600" draw:glue-points="10800 0 3163 3163 0 10800 3163 18437 10800 21600 18437 18437 21600 10800 18437 3163" draw:text-areas="3163 3163 18437 18437" draw:type="ring" draw:modifiers="5209.327115256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1" draw:text-style-name="P1" draw:layer="layout" svg:width="2cm" svg:height="2cm" svg:x="4cm" svg:y="0.613cm">
          <text:p/>
          <draw:enhanced-geometry svg:viewBox="0 0 21600 21600" draw:glue-points="10800 0 3163 3163 0 10800 3163 18437 10800 21600 18437 18437 21600 10800 18437 3163" draw:text-areas="3163 3163 18437 18437" draw:type="ring" draw:modifiers="5209.327115256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</draw:page>
      <draw:page draw:name="page19" draw:style-name="dp1" draw:master-page-name="標準">
        <draw:custom-shape draw:style-name="gr17" draw:text-style-name="P1" draw:layer="layout" svg:width="9.718cm" svg:height="8.339cm" draw:transform="rotate (1.5707963267946) translate (0.831cm 9.859cm)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1" draw:text-style-name="P1" draw:layer="layout" svg:width="2.527cm" svg:height="0.772cm" draw:transform="rotate (0.823446341090769) translate (2.648cm 4.17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2.442cm" svg:height="1.143cm" draw:transform="rotate (0.823446341090769) translate (2.911cm 4.46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draw:layer="layout" svg:width="3.655cm" svg:height="0.772cm" svg:x="3.179cm" svg:y="4.61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3.655cm" svg:height="0.503cm" svg:x="3.179cm" svg:y="5.01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cm" svg:height="2cm" svg:x="1.5cm" svg:y="4cm">
          <text:p/>
          <draw:enhanced-geometry svg:viewBox="0 0 21600 21600" draw:glue-points="10800 0 3163 3163 0 10800 3163 18437 10800 21600 18437 18437 21600 10800 18437 3163" draw:text-areas="3163 3163 18437 18437" draw:type="ring" draw:modifiers="5209.327115256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1" draw:text-style-name="P1" draw:layer="layout" svg:width="2cm" svg:height="2cm" svg:x="4cm" svg:y="1.213cm">
          <text:p/>
          <draw:enhanced-geometry svg:viewBox="0 0 21600 21600" draw:glue-points="10800 0 3163 3163 0 10800 3163 18437 10800 21600 18437 18437 21600 10800 18437 3163" draw:text-areas="3163 3163 18437 18437" draw:type="ring" draw:modifiers="5209.327115256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1" draw:text-style-name="P1" draw:layer="layout" svg:width="2.527cm" svg:height="0.772cm" draw:transform="rotate (0.823446341090769) translate (5.118cm 7.1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2.442cm" svg:height="1.143cm" draw:transform="rotate (0.823446341090769) translate (5.381cm 7.41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draw:layer="layout" svg:width="2cm" svg:height="2cm" svg:x="6.5cm" svg:y="4cm">
          <text:p/>
          <draw:enhanced-geometry svg:viewBox="0 0 21600 21600" draw:glue-points="10800 0 3163 3163 0 10800 3163 18437 10800 21600 18437 18437 21600 10800 18437 3163" draw:text-areas="3163 3163 18437 18437" draw:type="ring" draw:modifiers="5209.327115256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1" draw:text-style-name="P1" draw:layer="layout" svg:width="2cm" svg:height="2cm" svg:x="4cm" svg:y="6.92cm">
          <text:p/>
          <draw:enhanced-geometry svg:viewBox="0 0 21600 21600" draw:glue-points="10800 0 3163 3163 0 10800 3163 18437 10800 21600 18437 18437 21600 10800 18437 3163" draw:text-areas="3163 3163 18437 18437" draw:type="ring" draw:modifiers="5209.327115256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</draw:page>
      <draw:page draw:name="page20" draw:style-name="dp1" draw:master-page-name="標準">
        <draw:path draw:style-name="gr19" draw:text-style-name="P1" draw:layer="layout" svg:width="8.339cm" svg:height="9.718cm" svg:x="0.83cm" svg:y="0.14cm" svg:viewBox="0 0 8340 9719" svg:d="M5743 5246c16 40 34 78 55 115l-1350 1456c-87-24-181-37-278-37-567 0-1000 433-1000 1000s433 1000 1000 1000 1000-433 1000-1000c0-176-42-339-116-480l1362-1470c81 19 166 30 254 30 567 0 1000-433 1000-1000s-433-1000-1000-1000c-429 0-781 248-927 614h-3146c-13-33-28-65-44-95l1265-1366c109 39 227 60 352 60 567 0 1000-433 1000-1000s-433-1000-1000-1000-1000 433-1000 1000c0 149 30 288 84 413l-1307 1410c-87-23-180-36-277-36-567 0-1000 433-1000 1000s433 1000 1000 1000c429 0 781-248 927-614zM3749 2379c-61-85-97-190-97-307 0-293 224-517 517-517s517 224 517 517-224 517-517 517c-103 0-197-28-276-76zM1669 4342c293 0 517 224 517 517s-224 517-517 517-517-224-517-517 224-517 517-517zM4169 7262c293 0 517 224 517 517s-224 517-517 517-517-224-517-517 224-517 517-517zM6669 4342c293 0 517 224 517 517s-224 517-517 517-517-224-517-517 224-517 517-517zM0 7290v-4860l4170-2430 4170 2430v4860l-4170 2429z">
          <text:p/>
        </draw:path>
      </draw:page>
      <draw:page draw:name="page21" draw:style-name="dp1" draw:master-page-name="標準">
        <draw:custom-shape draw:style-name="gr17" draw:text-style-name="P1" draw:layer="layout" svg:width="9.718cm" svg:height="8.339cm" draw:transform="rotate (1.5707963267946) translate (0.831cm 9.859cm)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1" draw:text-style-name="P1" draw:layer="layout" svg:width="2.05cm" svg:height="0.705cm" draw:transform="rotate (0.586954227445582) translate (2.594cm 2.86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" draw:layer="layout" svg:width="2.116cm" svg:height="1.045cm" draw:transform="rotate (0.586954227445582) translate (2.766cm 3.17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" draw:layer="layout" svg:width="4.038cm" svg:height="1.005cm" draw:transform="skewX (-0.00104719755119645) rotate (0.46251225177841) translate (3.304cm 7.8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draw:layer="layout" svg:width="4.885cm" svg:height="0.709cm" draw:transform="rotate (-0.481012741850733) translate (3.032cm 3.55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" draw:layer="layout" svg:width="4.846cm" svg:height="0.461cm" draw:transform="rotate (-0.481012741850733) translate (2.811cm 3.85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draw:layer="layout" svg:width="1.835cm" svg:height="1.835cm" draw:transform="rotate (-0.481012741850733) translate (1.984cm 2.18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5209.327115256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1" draw:text-style-name="P1" draw:layer="layout" svg:width="1.836cm" svg:height="1.835cm" draw:transform="rotate (-0.481012741850733) translate (4.558cm 0.26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5209.327115256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1" draw:text-style-name="P1" draw:layer="layout" svg:width="2.05cm" svg:height="0.705cm" draw:transform="rotate (0.586954227445582) translate (5.318cm 7.85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" draw:layer="layout" svg:width="2.116cm" svg:height="1.045cm" draw:transform="rotate (0.586954227445582) translate (5.49cm 8.16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draw:layer="layout" svg:width="1.836cm" svg:height="1.835cm" draw:transform="rotate (-0.481012741850733) translate (4.574cm 7.23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5209.327115256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1" draw:text-style-name="P1" draw:layer="layout" svg:width="1.835cm" svg:height="1.835cm" draw:transform="rotate (-0.481012741850733) translate (7.252cm 5.3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5209.327115256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</draw:page>
      <draw:page draw:name="page22" draw:style-name="dp1" draw:master-page-name="標準">
        <draw:custom-shape draw:style-name="gr17" draw:text-style-name="P1" draw:layer="layout" svg:width="9.718cm" svg:height="8.339cm" draw:transform="rotate (1.5707963267946) translate (0.831cm 9.859cm)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1" draw:text-style-name="P1" draw:layer="layout" svg:width="2.05cm" svg:height="0.705cm" draw:transform="rotate (0.586954227445582) translate (3.594cm 3.86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" draw:layer="layout" svg:width="2.116cm" svg:height="1.045cm" draw:transform="rotate (0.586954227445582) translate (3.766cm 4.17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" draw:layer="layout" svg:width="4.038cm" svg:height="1.005cm" draw:transform="skewX (-0.00104719755119645) rotate (0.46251225177841) translate (2.404cm 6.9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draw:layer="layout" svg:width="1.836cm" svg:height="1.835cm" draw:transform="rotate (-0.481012741850733) translate (5.558cm 1.26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5209.327115256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g>
          <draw:custom-shape draw:style-name="gr11" draw:text-style-name="P1" draw:layer="layout" svg:width="2.05cm" svg:height="0.705cm" draw:transform="rotate (-0.424115008235729) translate (4.275cm 4.46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1" draw:layer="layout" svg:width="2.116cm" svg:height="1.045cm" draw:transform="rotate (-0.424115008235729) translate (4.104cm 4.77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11" draw:text-style-name="P1" draw:layer="layout" svg:width="2.05cm" svg:height="0.705cm" draw:transform="rotate (0.586954227445582) translate (4.318cm 7.05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" draw:layer="layout" svg:width="2.116cm" svg:height="1.045cm" draw:transform="rotate (0.586954227445582) translate (4.49cm 7.36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draw:layer="layout" svg:width="1.836cm" svg:height="1.835cm" draw:transform="rotate (-0.481012741850733) translate (3.574cm 6.43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5209.327115256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1" draw:text-style-name="P1" draw:layer="layout" svg:width="1.835cm" svg:height="1.835cm" draw:transform="rotate (-0.481012741850733) translate (6.252cm 4.7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5209.327115256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1" draw:text-style-name="P1" draw:layer="layout" svg:width="1.835cm" svg:height="1.835cm" draw:transform="rotate (-0.481012741850733) translate (2.984cm 3.18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5209.327115256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</draw:page>
      <draw:page draw:name="page23" draw:style-name="dp1" draw:master-page-name="標準">
        <draw:custom-shape draw:style-name="gr17" draw:text-style-name="P1" draw:layer="layout" svg:width="9.718cm" svg:height="8.339cm" draw:transform="rotate (1.5707963267946) translate (0.831cm 9.859cm)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1" draw:text-style-name="P1" draw:layer="layout" svg:width="2.05cm" svg:height="0.705cm" draw:transform="rotate (0.972671992136256) translate (3.237cm 4.28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" draw:layer="layout" svg:width="2.116cm" svg:height="1.045cm" draw:transform="rotate (0.972671992136256) translate (3.513cm 4.50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" draw:layer="layout" svg:width="4.038cm" svg:height="1.005cm" draw:transform="skewX (-0.00104719755119628) rotate (0.848230016469084) translate (3.306cm 7.61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draw:layer="layout" svg:width="1.836cm" svg:height="1.835cm" draw:transform="rotate (-0.0952949771600589) translate (4.08cm 1.1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5209.327115256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g>
          <draw:custom-shape draw:style-name="gr11" draw:text-style-name="P1" draw:layer="layout" svg:width="2.05cm" svg:height="0.705cm" draw:transform="rotate (-0.0383972435450544) translate (4.095cm 4.58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1" draw:layer="layout" svg:width="2.116cm" svg:height="1.045cm" draw:transform="rotate (-0.0383972435450544) translate (4.053cm 4.9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11" draw:text-style-name="P1" draw:layer="layout" svg:width="2.05cm" svg:height="0.705cm" draw:transform="rotate (0.972671992136256) translate (5.11cm 6.9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" draw:layer="layout" svg:width="2.116cm" svg:height="1.045cm" draw:transform="rotate (0.972671992136256) translate (5.386cm 7.19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draw:layer="layout" svg:width="1.836cm" svg:height="1.835cm" draw:transform="rotate (-0.0952949771600589) translate (4.186cm 6.67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5209.327115256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1" draw:text-style-name="P1" draw:layer="layout" svg:width="1.835cm" svg:height="1.835cm" draw:transform="rotate (-0.0952949771600589) translate (6.018cm 4.0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5209.327115256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1" draw:text-style-name="P1" draw:layer="layout" svg:width="1.835cm" svg:height="1.835cm" draw:transform="rotate (-0.0952949771600589) translate (2.417cm 3.88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5209.327115256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</draw:page>
      <draw:page draw:name="page24" draw:style-name="dp1" draw:master-page-name="標準">
        <draw:custom-shape draw:style-name="gr17" draw:text-style-name="P1" draw:layer="layout" svg:width="9.718cm" svg:height="8.339cm" draw:transform="rotate (1.5707963267946) translate (0.831cm 9.859cm)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1" draw:text-style-name="P1" draw:layer="layout" svg:width="1.852cm" svg:height="0.772cm" draw:transform="rotate (0.730594824884688) translate (2.957cm 4.384cm)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4.4cm" svg:height="1.094cm" draw:transform="rotate (0.730594824884688) translate (2.5cm 5.304cm)">
          <text:p/>
          <draw:enhanced-geometry svg:viewBox="0 0 21600 21600" draw:type="rectangle" draw:enhanced-path="M 0 0 L 21600 0 21600 21600 0 21600 0 0 Z N"/>
        </draw:custom-shape>
        <draw:g>
          <draw:custom-shape draw:style-name="gr11" draw:text-style-name="P1" draw:layer="layout" svg:width="3.03cm" svg:height="0.772cm" svg:x="3.449cm" svg:y="4.61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1" draw:layer="layout" svg:width="3.269cm" svg:height="1.094cm" svg:x="3.361cm" svg:y="4.991cm">
            <text:p/>
            <draw:enhanced-geometry svg:viewBox="0 0 21600 21600" draw:type="rectangle" draw:enhanced-path="M 0 0 L 21600 0 21600 21600 0 21600 0 0 Z N"/>
          </draw:custom-shape>
        </draw:g>
        <draw:custom-shape draw:style-name="gr11" draw:text-style-name="P1" draw:layer="layout" svg:width="2cm" svg:height="2cm" svg:x="1.8cm" svg:y="4cm">
          <text:p/>
          <draw:enhanced-geometry svg:viewBox="0 0 21600 21600" draw:glue-points="10800 0 3163 3163 0 10800 3163 18437 10800 21600 18437 18437 21600 10800 18437 3163" draw:text-areas="3163 3163 18437 18437" draw:type="ring" draw:modifiers="5209.327115256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1" draw:text-style-name="P1" draw:layer="layout" svg:width="2cm" svg:height="2cm" svg:x="4cm" svg:y="1.913cm">
          <text:p/>
          <draw:enhanced-geometry svg:viewBox="0 0 21600 21600" draw:glue-points="10800 0 3163 3163 0 10800 3163 18437 10800 21600 18437 18437 21600 10800 18437 3163" draw:text-areas="3163 3163 18437 18437" draw:type="ring" draw:modifiers="5209.327115256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1" draw:text-style-name="P1" draw:layer="layout" svg:width="1.852cm" svg:height="0.772cm" draw:transform="rotate (0.730594824884688) translate (5.181cm 6.338cm)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4.4cm" svg:height="1.094cm" draw:transform="rotate (0.730594824884688) translate (4.724cm 7.258cm)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cm" svg:height="2cm" svg:x="6.2cm" svg:y="4cm">
          <text:p/>
          <draw:enhanced-geometry svg:viewBox="0 0 21600 21600" draw:glue-points="10800 0 3163 3163 0 10800 3163 18437 10800 21600 18437 18437 21600 10800 18437 3163" draw:text-areas="3163 3163 18437 18437" draw:type="ring" draw:modifiers="5209.327115256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1" draw:text-style-name="P1" draw:layer="layout" svg:width="2cm" svg:height="2cm" svg:x="4cm" svg:y="6.074cm">
          <text:p/>
          <draw:enhanced-geometry svg:viewBox="0 0 21600 21600" draw:glue-points="10800 0 3163 3163 0 10800 3163 18437 10800 21600 18437 18437 21600 10800 18437 3163" draw:text-areas="3163 3163 18437 18437" draw:type="ring" draw:modifiers="5209.327115256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</draw:page>
      <draw:page draw:name="page25" draw:style-name="dp1" draw:master-page-name="標準">
        <draw:frame draw:style-name="gr21" draw:text-style-name="P2" draw:layer="layout" svg:width="4.859cm" svg:height="2.477cm" svg:x="2.461cm" svg:y="0.999cm">
          <draw:text-box>
            <text:p text:style-name="P1"><text:span text:style-name="T1">Slite</text:span></text:p>
          </draw:text-box>
        </draw:frame>
      </draw:page>
      <draw:page draw:name="page26" draw:style-name="dp1" draw:master-page-name="標準">
        <draw:custom-shape draw:style-name="gr22" draw:text-style-name="P1" draw:layer="layout" svg:width="9cm" svg:height="9cm" svg:x="0.4cm" svg:y="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" draw:layer="layout" svg:width="4.995cm" svg:height="4.587cm" draw:transform="rotate (-1.57079632679579) translate (7.594cm 2.503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</draw:page>
      <draw:page draw:name="page27" draw:style-name="dp1" draw:master-page-name="標準">
        <draw:path draw:style-name="gr3" draw:text-style-name="P1" draw:layer="layout" svg:width="3.416cm" svg:height="0.998cm" svg:x="2.491cm" svg:y="7.9cm" svg:viewBox="0 0 3417 999" svg:d="M0 999c39-61 81-120 124-176 99-127 207-242 323-342 118-102 244-189 378-260s276-126 423-164c148-37 302-57 460-57 159 0 312 20 460 57 148 38 290 93 424 164 133 71 260 158 377 260 117 100 225 215 324 342 43 56 85 115 124 176z">
          <text:p/>
        </draw:path>
        <draw:custom-shape draw:style-name="gr1" draw:text-style-name="P1" draw:layer="layout" svg:width="6.129cm" svg:height="6.395cm" svg:x="1.136cm" svg:y="1.6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1" draw:layer="layout" svg:width="3.845cm" svg:height="1.397cm" svg:x="3.075cm" svg:y="7.501cm" svg:viewBox="0 0 3846 1398" svg:d="M0 1398c93-212 207-404 339-575 98-127 206-242 323-342 117-102 244-189 377-260 134-71 276-126 424-164 147-37 301-57 460-57 158 0 312 20 460 57 147 38 289 93 423 164s260 158 378 260c116 100 225 215 323 342 132 170 246 363 339 575z">
          <text:p/>
        </draw:path>
        <draw:custom-shape draw:style-name="gr1" draw:text-style-name="P1" draw:layer="layout" svg:width="6.129cm" svg:height="6.395cm" svg:x="1.935cm" svg:y="1.2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1" draw:layer="layout" svg:width="4.073cm" svg:height="1.696cm" svg:x="3.861cm" svg:y="7.202cm" svg:viewBox="0 0 4074 1697" svg:d="M0 1697c107-331 261-626 452-874 99-127 207-242 323-342 118-102 244-189 378-260s276-126 423-164c148-37 302-57 460-57 159 0 313 20 460 57 148 38 290 93 424 164s260 158 378 260c116 100 224 215 323 342 191 248 345 543 453 874z">
          <text:p/>
        </draw:path>
        <draw:custom-shape draw:style-name="gr1" draw:text-style-name="P1" draw:layer="layout" svg:width="6.129cm" svg:height="6.395cm" svg:x="2.834cm" svg:y="0.9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28" draw:style-name="dp1" draw:master-page-name="標準">
        <draw:g>
          <draw:custom-shape draw:style-name="gr1" draw:text-style-name="P1" draw:layer="layout" svg:width="6.109cm" svg:height="4.4cm" svg:x="1.946cm" svg:y="3.88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ath draw:style-name="gr24" draw:text-style-name="P1" draw:layer="layout" svg:width="8.469cm" svg:height="3.08cm" svg:x="0.765cm" svg:y="1.542cm" svg:viewBox="0 0 8470 3081" svg:d="M4235 0c222 1 679 285 994 519 977 725 2286 1870 3241 2562-2823 0-5647 0-8470 0 942-684 2290-1877 3231-2562 470-342 782-520 1004-519z">
            <text:p/>
          </draw:path>
        </draw:g>
      </draw:page>
      <draw:page draw:name="page29" draw:style-name="dp1" draw:master-page-name="標準">
        <draw:path draw:style-name="gr25" draw:text-style-name="P1" draw:layer="layout" svg:width="9.817cm" svg:height="6.307cm" svg:x="0.099cm" svg:y="0.939cm" svg:viewBox="0 0 9818 6308" svg:d="M3646 0c1159 0 2081 766 2309 1840 44-3 89-5 135-5 754 0 1369 448 1605 1102 132-31 270-47 414-47 969 0 1709 740 1709 1709s-740 1709-1709 1709c-402 0-764-127-1051-346-210 90-444 139-694 139-471 0-888-175-1192-467-272 181-602 284-964 284-452 0-853-161-1153-431-309 393-790 637-1347 637-969 0-1708-740-1708-1709 0-832 545-1496 1313-1666-19-126-29-255-29-387 0-1339 1023-2362 2362-2362z">
          <text:p/>
        </draw:path>
        <draw:custom-shape draw:style-name="gr26" draw:text-style-name="P1" draw:layer="layout" svg:width="3.877cm" svg:height="3.968cm" svg:x="2.684cm" svg:y="5.161cm">
          <text:p/>
          <draw:enhanced-geometry svg:viewBox="0 0 21600 21600" draw:text-areas="?f0 ?f7 ?f2 21600" draw:type="up-arrow" draw:modifiers="12234.0136054422 6138.00928313564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  <draw:page draw:name="page30" draw:style-name="dp1" draw:master-page-name="標準">
        <draw:path draw:style-name="gr27" draw:text-style-name="P1" draw:layer="layout" svg:width="10cm" svg:height="10cm" svg:x="0cm" svg:y="0cm" svg:viewBox="0 0 10001 10001" svg:d="M4132 1526v2640h-2640v1668h2640v2641h1736v-2641h2641v-1668h-2641v-2640zM1666 0h6668c833 0 1667 833 1667 1666v6668c0 833-834 1667-1667 1667h-6668c-833 0-1666-834-1666-1667v-6668c0-833 833-1666 1666-1666z">
          <text:p/>
        </draw:path>
      </draw:page>
      <draw:page draw:name="page31" draw:style-name="dp1" draw:master-page-name="標準">
        <draw:custom-shape draw:style-name="gr28" draw:text-style-name="P1" draw:layer="layout" svg:width="8.355cm" svg:height="9.377cm" svg:x="0.823cm" svg:y="0.312cm">
          <text:p/>
          <draw:enhanced-geometry svg:viewBox="0 0 21600 21600" draw:path-stretchpoint-x="10800" draw:path-stretchpoint-y="10800" draw:text-areas="?f3 ?f4 ?f5 ?f6" draw:type="round-rectangle" draw:modifiers="2117.0895165150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1" draw:layer="layout" svg:width="6.835cm" svg:height="1.362cm" svg:x="1.583cm" svg:y="1.42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6.835cm" svg:height="1.362cm" svg:x="1.583cm" svg:y="7.32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3.912cm" svg:height="1.362cm" svg:x="1.583cm" svg:y="5.36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3.912cm" svg:height="1.362cm" svg:x="1.583cm" svg:y="3.392cm">
          <text:p/>
          <draw:enhanced-geometry svg:viewBox="0 0 21600 21600" draw:type="rectangle" draw:enhanced-path="M 0 0 L 21600 0 21600 21600 0 21600 0 0 Z N"/>
        </draw:custom-shape>
      </draw:page>
      <draw:page draw:name="page32" draw:style-name="dp1" draw:master-page-name="標準">
        <draw:custom-shape draw:style-name="gr28" draw:text-style-name="P1" draw:layer="layout" svg:width="2.361cm" svg:height="1.408cm" svg:x="3.82cm" svg:y="0.29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8" draw:text-style-name="P1" draw:layer="layout" svg:width="8.355cm" svg:height="8.077cm" svg:x="0.823cm" svg:y="1.612cm">
          <text:p/>
          <draw:enhanced-geometry svg:viewBox="0 0 21600 21600" draw:path-stretchpoint-x="10800" draw:path-stretchpoint-y="10800" draw:text-areas="?f3 ?f4 ?f5 ?f6" draw:type="round-rectangle" draw:modifiers="2117.0895165150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1" draw:layer="layout" svg:width="0.886cm" svg:height="0.895cm" svg:x="1.098cm" svg:y="4.21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0.886cm" svg:height="0.895cm" svg:x="2.257cm" svg:y="4.21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0.885cm" svg:height="0.895cm" svg:x="3.415cm" svg:y="4.21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0.886cm" svg:height="0.895cm" svg:x="4.572cm" svg:y="4.2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1" draw:layer="layout" svg:width="0.886cm" svg:height="0.895cm" svg:x="5.73cm" svg:y="4.21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0.886cm" svg:height="0.895cm" svg:x="6.889cm" svg:y="4.21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0.885cm" svg:height="0.895cm" svg:x="8.047cm" svg:y="4.21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0.885cm" svg:height="0.895cm" svg:x="3.415cm" svg:y="3.01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0.886cm" svg:height="0.895cm" svg:x="4.572cm" svg:y="3.0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1" draw:layer="layout" svg:width="0.886cm" svg:height="0.895cm" svg:x="5.73cm" svg:y="3.01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0.886cm" svg:height="0.895cm" svg:x="6.889cm" svg:y="3.01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0.885cm" svg:height="0.895cm" svg:x="8.047cm" svg:y="3.01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0.886cm" svg:height="0.895cm" svg:x="1.098cm" svg:y="5.41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0.886cm" svg:height="0.895cm" svg:x="2.257cm" svg:y="5.41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0.885cm" svg:height="0.895cm" svg:x="3.415cm" svg:y="5.41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0.886cm" svg:height="0.895cm" svg:x="4.572cm" svg:y="5.4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1" draw:layer="layout" svg:width="0.886cm" svg:height="0.895cm" svg:x="5.73cm" svg:y="5.41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0.886cm" svg:height="0.895cm" svg:x="6.889cm" svg:y="5.41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0.885cm" svg:height="0.895cm" svg:x="8.047cm" svg:y="5.41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0.885cm" svg:height="0.895cm" svg:x="3.415cm" svg:y="3.01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0.886cm" svg:height="0.895cm" svg:x="4.572cm" svg:y="3.0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1" draw:layer="layout" svg:width="0.886cm" svg:height="0.895cm" svg:x="5.73cm" svg:y="3.01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0.886cm" svg:height="0.895cm" svg:x="6.889cm" svg:y="3.01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0.885cm" svg:height="0.895cm" svg:x="8.047cm" svg:y="3.01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0.886cm" svg:height="0.895cm" svg:x="1.098cm" svg:y="6.61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0.886cm" svg:height="0.895cm" svg:x="2.257cm" svg:y="6.61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0.885cm" svg:height="0.895cm" svg:x="3.415cm" svg:y="6.61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0.886cm" svg:height="0.895cm" svg:x="4.572cm" svg:y="6.6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1" draw:layer="layout" svg:width="0.886cm" svg:height="0.895cm" svg:x="5.73cm" svg:y="6.61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0.886cm" svg:height="0.895cm" svg:x="6.889cm" svg:y="6.61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0.885cm" svg:height="0.895cm" svg:x="8.047cm" svg:y="6.61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0.886cm" svg:height="0.895cm" svg:x="1.098cm" svg:y="7.81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0.886cm" svg:height="0.895cm" svg:x="2.257cm" svg:y="7.81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0.885cm" svg:height="0.895cm" svg:x="3.415cm" svg:y="7.81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0.886cm" svg:height="0.895cm" svg:x="4.572cm" svg:y="7.8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1" draw:layer="layout" svg:width="0.886cm" svg:height="0.895cm" svg:x="5.73cm" svg:y="7.815cm">
          <text:p/>
          <draw:enhanced-geometry svg:viewBox="0 0 21600 21600" draw:type="rectangle" draw:enhanced-path="M 0 0 L 21600 0 21600 21600 0 21600 0 0 Z N"/>
        </draw:custom-shape>
      </draw:page>
      <draw:page draw:name="page33" draw:style-name="dp1" draw:master-page-name="標準">
        <draw:path draw:style-name="gr30" draw:text-style-name="P1" draw:layer="layout" svg:width="8.741cm" svg:height="8.741cm" svg:x="0.628cm" svg:y="0.629cm" svg:viewBox="0 0 8742 8742" svg:d="M5947 1304l521-521c124-125 373-124 497 0l996 996c124 124 125 373 0 497l-521 522c81 164 150 337 205 517h746c176 0 351 176 351 352v1408c0 176-175 352-351 352h-747c-55 180-124 353-206 518l522 522c125 124 124 373 0 497l-996 996c-124 124-373 125-497 0l-522-522c-165 82-337 150-517 205v747c0 176-176 352-352 352h-1408c-176 0-352-176-352-352v-746c-180-55-353-124-517-205l-522 522c-125 124-374 124-498 0l-996-996c-124-124-124-373 0-498l522-521c-82-165-151-339-206-519h-747c-176 0-352-176-352-352v-1408c0-176 176-352 352-352h746c55-180 124-353 206-518l-522-521c-124-125-124-374 0-498l996-996c124-124 373-124 498 0l521 521c165-82 338-151 519-206v-746c0-176 176-351 352-351h1408c176 0 352 175 352 351v747c180 55 354 124 519 206zM4371 2656c-972 0-1714 742-1714 1714s742 1714 1714 1714 1714-742 1714-1714-742-1714-1714-1714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と線のない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5-09-05T20:10:20</meta:creation-date>
    <dc:date>2015-12-30T07:56:03</dc:date>
    <meta:editing-duration>P3DT6M37S</meta:editing-duration>
    <meta:editing-cycles>23</meta:editing-cycles>
    <meta:generator>OpenOffice/4.1.0$Unix OpenOffice.org_project/410m18$Build-9764</meta:generator>
    <meta:document-statistic meta:object-count="233"/>
  </office:meta>
</office:document-meta>
</file>